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fo:background-color="#99FFCC"/>
    </style:style>
    <style:style style:name="ce19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3" table:visibility="collapse"/>
        <table:table-column table:style-name="co2" table:default-cell-style-name="ce2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 table:visibility="filter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table:number-columns-repeated="16380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190" table:style-name="ce1">
            <text:p>190</text:p>
          </table:table-cell>
          <table:table-cell table:number-columns-repeated="2" table:style-name="ce1"/>
          <table:table-cell office:value-type="float" office:value="190" table:formula="of:=[.E4]" table:style-name="ce1">
            <text:p>19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1"/>
          <table:table-cell office:value-type="float" office:value="1500" table:formula="of:=[.E5]" table:style-name="ce1">
            <text:p>15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90" table:style-name="ce1">
            <text:p>190</text:p>
          </table:table-cell>
          <table:table-cell table:number-columns-repeated="2" table:style-name="ce1"/>
          <table:table-cell office:value-type="float" office:value="190" table:formula="of:=[.E7]" table:style-name="ce1">
            <text:p>19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table:number-columns-repeated="3" table:style-name="ce1"/>
          <table:table-cell office:value-type="float" office:value="0" table:formula="of:=[.E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10]" table:style-name="ce1">
            <text:p>1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4" table:formula="of:=[.E11]*0.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12]" table:style-name="ce1">
            <text:p>5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.E14]" table:style-name="ce1">
            <text:p>7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21]" table:style-name="ce1">
            <text:p>1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280" table:style-name="ce1">
            <text:p>280</text:p>
          </table:table-cell>
          <table:table-cell table:number-columns-repeated="2" table:style-name="ce1"/>
          <table:table-cell office:value-type="float" office:value="280" table:formula="of:=[.E22]" table:style-name="ce1">
            <text:p>28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320" table:formula="of:=[.E23]" table:style-name="ce1">
            <text:p>32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.E24]" table:style-name="ce1">
            <text:p>9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number-columns-repeated="3" table:style-name="ce1"/>
          <table:table-cell office:value-type="float" office:value="0" table:formula="of:=[.E25]" table:style-name="ce1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26]" table:style-name="ce1">
            <text:p>15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90" table:style-name="ce1">
            <text:p>190</text:p>
          </table:table-cell>
          <table:table-cell table:number-columns-repeated="2" table:style-name="ce1"/>
          <table:table-cell office:value-type="float" office:value="190" table:formula="of:=[.E27]" table:style-name="ce1">
            <text:p>19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formula="of:=[.E29]" table:style-name="ce1">
            <text:p>3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[.E32]" table:style-name="ce1">
            <text:p>6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3" table:style-name="ce1"/>
          <table:table-cell office:value-type="float" office:value="0" table:formula="of:=[.E33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3" table:style-name="ce1"/>
          <table:table-cell office:value-type="float" office:value="0" table:formula="of:=[.E34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formula="of:=[.E35]" table:style-name="ce1">
            <text:p>3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formula="of:=[.E36]" table:style-name="ce1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37]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450" table:style-name="ce16">
            <text:p>450</text:p>
          </table:table-cell>
          <table:table-cell table:number-columns-repeated="2" table:style-name="ce1"/>
          <table:table-cell office:value-type="float" office:value="450" table:formula="of:=[.E38]" table:style-name="ce1">
            <text:p>4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.E41]" table:style-name="ce1">
            <text:p>7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550" table:style-name="ce1">
            <text:p>550</text:p>
          </table:table-cell>
          <table:table-cell table:number-columns-repeated="2" table:style-name="ce1"/>
          <table:table-cell office:value-type="float" office:value="550" table:formula="of:=[.E43]" table:style-name="ce1">
            <text:p>5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1"/>
          <table:table-cell office:value-type="float" office:value="1500" table:formula="of:=[.E44]" table:style-name="ce1">
            <text:p>15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45]" table:style-name="ce1">
            <text:p>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formula="of:=[.E48]" table:style-name="ce1">
            <text:p>3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17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3" table:style-name="ce1"/>
          <table:table-cell office:value-type="float" office:value="0" table:formula="of:=[.E5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3"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number-columns-repeated="3" table:style-name="ce1"/>
          <table:table-cell office:value-type="float" office:value="0" table:formula="of:=[.E52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3" table:style-name="ce1"/>
          <table:table-cell office:value-type="float" office:value="0" table:formula="of:=[.E5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8"/>
          <table:table-cell office:value-type="float" office:value="0" table:formula="of:=[.C54]-[.B54]" table:style-name="ce10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formula="of:=[.E54]" table:style-name="ce1">
            <text:p>16</text:p>
          </table:table-cell>
          <table:table-cell table:number-columns-repeated="16376"/>
        </table:table-row>
        <table:table-row table:style-name="ro2" table:visibility="filter">
          <table:table-cell table:style-name="ce19"/>
          <table:table-cell table:style-name="ce1"/>
          <table:table-cell table:style-name="ce20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10"/>
          <table:table-cell office:value-type="float" office:value="6129" table:formula="of:=SUM([.E2:.E54])" table:style-name="ce21">
            <text:p>6129</text:p>
          </table:table-cell>
          <table:table-cell table:number-columns-repeated="2" table:style-name="ce1"/>
          <table:table-cell office:value-type="float" office:value="6123" table:formula="of:=SUM([.H2:.H54])" table:style-name="ce21">
            <text:p>6123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10"/>
          <table:table-cell table:style-name="ce21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22"/>
          <table:table-cell table:style-name="ce21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10"/>
          <table:table-cell table:style-name="ce21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9-30T08:14:26Z</dc:date>
    <meta:print-date>2025-07-12T11:57:59Z</meta:print-date>
    <meta:editing-cycles>185</meta:editing-cycles>
    <meta:editing-duration>PT372269S</meta:editing-duration>
  </office:meta>
</office:document-meta>
</file>